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900000346AD8AD95E2E703E21.png" manifest:media-type="image/png"/>
  <manifest:file-entry manifest:full-path="Pictures/100000000000037D0000029F7EF92FF0DA2E875C.png" manifest:media-type="image/png"/>
  <manifest:file-entry manifest:full-path="Pictures/10000000000003800000014472E574BEBA8CF26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demy sans1" svg:font-family="'udemy sans', 'sf pro display', apple-system, BlinkMacSystemFont, Roboto, 'segoe ui', Helvetica, Arial, sans-serif, 'apple color emoji', 'segoe ui emoji', 'segoe ui symbol'"/>
    <style:font-face style:name="udemy sans" svg:font-family="'udemy sans', 'sf pro text', apple-system, BlinkMacSystemFont, Roboto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Imagen1" text:anchor-type="char" svg:x="0cm" svg:y="0.051cm" svg:width="17cm" svg:height="6.147cm" draw:z-index="0"><draw:image xlink:href="Pictures/10000000000003800000014472E574BEBA8CF263.png" xlink:type="simple" xlink:show="embed" xlink:actuate="onLoad" loext:mime-type="image/png"/></draw:frame><draw:frame draw:style-name="fr2" draw:name="Imagen2" text:anchor-type="char" svg:x="0cm" svg:y="6.424cm" svg:width="17cm" svg:height="15.741cm" draw:z-index="1"><draw:image xlink:href="Pictures/100000000000038900000346AD8AD95E2E703E21.png" xlink:type="simple" xlink:show="embed" xlink:actuate="onLoad" loext:mime-type="image/png"/></draw:frame></text:p>
      <text:p text:style-name="Standard"/>
      <text:p text:style-name="Standard"><draw:frame draw:style-name="fr1" draw:name="Imagen3" text:anchor-type="char" svg:width="17cm" svg:height="12.772cm" draw:z-index="2"><draw:image xlink:href="Pictures/100000000000037D0000029F7EF92FF0DA2E875C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demy sans1" svg:font-family="'udemy sans', 'sf pro display', apple-system, BlinkMacSystemFont, Roboto, 'segoe ui', Helvetica, Arial, sans-serif, 'apple color emoji', 'segoe ui emoji', 'segoe ui symbol'"/>
    <style:font-face style:name="udemy sans" svg:font-family="'udemy sans', 'sf pro text', apple-system, BlinkMacSystemFont, Roboto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4T17:25:55.524081586</meta:creation-date>
    <dc:date>2022-06-14T17:28:36.495795411</dc:date>
    <meta:editing-duration>PT2M41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6.4.7.2$Linux_X86_64 LibreOffice_project/40$Build-2</meta:generator>
  </office:meta>
</office:document-meta>
</file>